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yclicBufferList.CyclicBuff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yclicBufferList.resize( int new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yclicBufferList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yclicBufferList.CyclicBufferList( int max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yclicBufferList.get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yclicBuffer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yclicBufferList.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yclicBufferList.add( Objec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yclicBufferList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yclicBufferList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yclicBufferList.remov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yclicBuffer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